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>
        <text:p text:style-name="Text_20_body">%#include AL/protocoles/infoProtocole#%</text:p>
        <text:p text:style-name="Text_20_body">%#include AL/protocoles/compensation/infoProtocoleCompensation#%</text:p>
        <text:p text:style-name="Text_20_body"/>
      </text:section>
      <text:p text:style-name="Text_20_body">%#include AL/protocoles/compensation/listeDetaille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6T09:17:51</dc:date>
    <meta:editing-cycles>55</meta:editing-cycles>
    <meta:editing-duration>PT48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7" meta:character-count="181"/>
  </office:meta>
</office:document-meta>
</file>